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5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G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c2208" officeooo:paragraph-rsid="000c2208"/>
    </style:style>
    <style:style style:name="P2" style:family="paragraph" style:parent-style-name="Standard">
      <style:paragraph-properties fo:text-align="start" style:justify-single-word="false"/>
      <style:text-properties officeooo:rsid="000c2208" officeooo:paragraph-rsid="000c2208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2208" officeooo:paragraph-rsid="000c2208"/>
    </style:style>
    <style:style style:name="P4" style:family="paragraph" style:parent-style-name="Table_20_Contents">
      <style:paragraph-properties fo:text-align="start" style:justify-single-word="false"/>
      <style:text-properties officeooo:rsid="000c2208" officeooo:paragraph-rsid="000c2208"/>
    </style:style>
    <style:style style:name="P5" style:family="paragraph" style:parent-style-name="Standard">
      <style:paragraph-properties fo:text-align="start" style:justify-single-word="false"/>
      <style:text-properties officeooo:rsid="000c2208" officeooo:paragraph-rsid="000c2208"/>
    </style:style>
    <style:style style:name="P6" style:family="paragraph" style:parent-style-name="Standard">
      <style:paragraph-properties fo:text-align="start" style:justify-single-word="false"/>
      <style:text-properties officeooo:rsid="0011aaa6" officeooo:paragraph-rsid="0011aaa6"/>
    </style:style>
    <style:style style:name="P7" style:family="paragraph" style:parent-style-name="Standard">
      <style:paragraph-properties fo:text-align="start" style:justify-single-word="false"/>
      <style:text-properties officeooo:rsid="0011bb95" officeooo:paragraph-rsid="0011bb95"/>
    </style:style>
    <style:style style:name="P8" style:family="paragraph" style:parent-style-name="Standard">
      <style:paragraph-properties fo:text-align="start" style:justify-single-word="false"/>
      <style:text-properties officeooo:rsid="00120427" officeooo:paragraph-rsid="00120427"/>
    </style:style>
    <style:style style:name="T1" style:family="text">
      <style:text-properties officeooo:rsid="000cecc6"/>
    </style:style>
    <style:style style:name="T2" style:family="text">
      <style:text-properties officeooo:rsid="000e44eb"/>
    </style:style>
    <style:style style:name="T3" style:family="text">
      <style:text-properties officeooo:rsid="00103651"/>
    </style:style>
    <style:style style:name="T4" style:family="text">
      <style:text-properties officeooo:rsid="00108e5b"/>
    </style:style>
    <style:style style:name="T5" style:family="text">
      <style:text-properties officeooo:rsid="0011bb95"/>
    </style:style>
    <style:style style:name="T6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ms Webecom</text:p>
      <text:p text:style-name="P1"/>
      <text:p text:style-name="P1"/>
      <text:p text:style-name="P2"/>
      <text:p text:style-name="P2">Vous devez permettre à deux joueurs de jouer ensemble.</text:p>
      <text:p text:style-name="P2"/>
      <text:p text:style-name="P2">Chaque joueur lance les 5 dés , il peu<text:span text:style-name="T4">t</text:span> choisir de les garder ou de relancer jusqu'à trois fois.</text:p>
      <text:p text:style-name="P2"/>
      <text:p text:style-name="P2">Quand il garde les dés votre programme doit inscrire les dés dans la fiche de score ainsi que le montant de points.</text:p>
      <text:p text:style-name="P2"/>
      <text:p text:style-name="P2">Le calcul des points <text:span text:style-name="T2">s</text:span>e fait selon les r<text:span text:style-name="T1">è</text:span>gle<text:span text:style-name="T1">s</text:span> suivante<text:span text:style-name="T1">s :</text:span></text:p>
      <text:p text:style-name="P2"/>
      <text:p text:style-name="P2"/>
      <text:p text:style-name="P2">Paire ( deux dés du même chiffre ) 30 points</text:p>
      <text:p text:style-name="P2">Double Paire( deux dés du même chiffre <text:s/>et deux dés du même chiffre ) 45 p<text:span text:style-name="T3">oin</text:span>ts</text:p>
      <text:p text:style-name="P2">Brelan ( trois dés du même chiffre ) 60 points</text:p>
      <text:p text:style-name="P2">Quinte (suite de chiffre sur 5 dés ex :1-2-3-4-5) 100 p<text:span text:style-name="T3">oin</text:span>ts</text:p>
      <text:p text:style-name="P2">Carré ( Quatre dés du même chiffre ) 120 points</text:p>
      <text:p text:style-name="P2"/>
      <text:p text:style-name="P3">Exemple tableau d'un joueur :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4"><text:s/>Dé 1</text:p>
          </table:table-cell>
          <table:table-cell table:style-name="Table1.A1" office:value-type="string">
            <text:p text:style-name="P4">Dé 2</text:p>
          </table:table-cell>
          <table:table-cell table:style-name="Table1.A1" office:value-type="string">
            <text:p text:style-name="P4">Dé 3</text:p>
          </table:table-cell>
          <table:table-cell table:style-name="Table1.A1" office:value-type="string">
            <text:p text:style-name="P4">Dé 4</text:p>
          </table:table-cell>
          <table:table-cell table:style-name="Table1.A1" office:value-type="string">
            <text:p text:style-name="P4">Dé 5</text:p>
          </table:table-cell>
          <table:table-cell table:style-name="Table1.A1" office:value-type="string">
            <text:p text:style-name="P4">Type points</text:p>
          </table:table-cell>
          <table:table-cell table:style-name="Table1.G1" office:value-type="string">
            <text:p text:style-name="P4">Total</text:p>
          </table:table-cell>
        </table:table-row>
        <table:table-row>
          <table:table-cell table:style-name="Table1.A2" office:value-type="string">
            <text:p text:style-name="P4"><text:s/>5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paire</text:p>
          </table:table-cell>
          <table:table-cell table:style-name="Table1.G2" office:value-type="string">
            <text:p text:style-name="P4">30</text:p>
          </table:table-cell>
        </table:table-row>
        <table:table-row>
          <table:table-cell table:style-name="Table1.A3" office:value-type="string">
            <text:p text:style-name="P4">5</text:p>
          </table:table-cell>
          <table:table-cell table:style-name="Table1.A3" office:value-type="string">
            <text:p text:style-name="P4">3</text:p>
          </table:table-cell>
          <table:table-cell table:style-name="Table1.A3" office:value-type="string">
            <text:p text:style-name="P4">2</text:p>
          </table:table-cell>
          <table:table-cell table:style-name="Table1.A3" office:value-type="string">
            <text:p text:style-name="P4">4</text:p>
          </table:table-cell>
          <table:table-cell table:style-name="Table1.A3" office:value-type="string">
            <text:p text:style-name="P4">6</text:p>
          </table:table-cell>
          <table:table-cell table:style-name="Table1.A3" office:value-type="string">
            <text:p text:style-name="P4">Quinte</text:p>
          </table:table-cell>
          <table:table-cell table:style-name="Table1.G3" office:value-type="string">
            <text:p text:style-name="P4">100</text:p>
          </table:table-cell>
        </table:table-row>
      </table:table>
      <text:p text:style-name="P2"/>
      <text:p text:style-name="P2"/>
      <text:p text:style-name="P2">Total joueur : 130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i les joueurs ont été créés</text:p>
      <text:p text:style-name="P6"><text:tab/>-on affiche le nom du joueur et un tableau qui permettra de recenser les résultats de chaque <text:tab/>dé, le type de résultat obtenu et le nombre de points.</text:p>
      <text:p text:style-name="P6"><text:tab/>-<text:span text:style-name="T5">On affiche un bouton pour lancer les dés.</text:span></text:p>
      <text:p text:style-name="P6">Dans le cas contraire </text:p>
      <text:p text:style-name="P6"><text:tab/>-on affiche <text:span text:style-name="T5">un input de création de joueur.</text:span></text:p>
      <text:p text:style-name="P6"/>
      <text:p text:style-name="P7">Si le bouton lancé de dé est utilisé</text:p>
      <text:p text:style-name="P7"/>
      <text:p text:style-name="P7"><text:tab/>Si le nombre de lancé effectué est supérieur à trois</text:p>
      <text:p text:style-name="P7"><text:tab/><text:tab/>-un message d’erreur apparaît.</text:p>
      <text:p text:style-name="P7"/>
      <text:p text:style-name="P7"><text:tab/>-on incrémente le compteur de lancé.</text:p>
      <text:p text:style-name="P7"><text:tab/></text:p>
      <text:p text:style-name="P7"><text:tab/>Tant que le nombre de dés lancés est inférieur au total de dés à lancer</text:p>
      <text:p text:style-name="P7"><text:tab/><text:tab/>-un chiffre aléatoire, compris entre 1et 6, est sélectionné et enregistré.</text:p>
      <text:p text:style-name="P7"><text:tab/><text:tab/>-on incrémente le compteur de dés lancés.</text:p>
      <text:p text:style-name="P7"><text:tab/><text:tab/> </text:p>
      <text:p text:style-name="P7"><text:tab/></text:p>
      <text:p text:style-name="P8"/>
      <text:p text:style-name="P7"><text:tab/><text:span text:style-name="T6">Pour chaque dé lancé </text:span></text:p>
      <text:p text:style-name="P7"><text:tab/><text:tab/>-<text:span text:style-name="T6">on l’affiche dans une cellule du tableau.</text:span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6-11-14T11:47:54.994077833</meta:creation-date>
    <dc:date>2016-11-14T16:22:31.924707769</dc:date>
    <meta:editing-duration>PT23M25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2" meta:paragraph-count="51" meta:word-count="282" meta:character-count="1428" meta:non-whitespace-character-count="1166"/>
  </office:meta>
</office:document-meta>
</file>